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1457in"/>
      <style:text-properties fo:font-size="16pt" style:font-size-asian="16pt" style:font-size-complex="16pt"/>
    </style:style>
    <style:style style:name="P2" style:family="paragraph" style:parent-style-name="Standard">
      <style:paragraph-properties style:line-height-at-least="0.1457in"/>
      <style:text-properties style:font-name="Andalus" fo:font-size="26pt" style:font-size-asian="26pt" style:font-size-complex="26pt"/>
    </style:style>
    <style:style style:name="P3" style:family="paragraph" style:parent-style-name="Standard">
      <style:paragraph-properties style:line-height-at-least="0.1457in" fo:text-align="center" style:justify-single-word="false"/>
      <style:text-properties style:font-name="Andalus" fo:font-size="26pt" style:font-size-asian="26pt" style:font-size-complex="26pt"/>
    </style:style>
    <style:style style:name="P4" style:family="paragraph" style:parent-style-name="Standard">
      <style:paragraph-properties style:line-height-at-least="0.1457in"/>
      <style:text-properties style:font-name="Andalus" fo:font-size="16pt" style:font-size-asian="16pt" style:font-size-complex="16pt"/>
    </style:style>
    <style:style style:name="T1" style:family="text">
      <style:text-properties fo:color="#000000"/>
    </style:style>
    <style:style style:name="T2" style:family="text">
      <style:text-properties fo:color="#000000" style:font-name="Arial1"/>
    </style:style>
    <style:style style:name="T3" style:family="text">
      <style:text-properties fo:color="#000000" style:font-name="Arial1" fo:font-size="8.2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tab/></text:span></text:p>
      <text:p text:style-name="P3"><text:span text:style-name="T1">Vikings dig into Plants vs. Zombies (game) in Stadium for Baseball</text:span></text:p>
      <text:p text:style-name="P2"><text:span text:style-name="T1"/></text:p>
      <text:p text:style-name="P4"><text:span text:style-name="T1"><text:tab/>Vikings were seen at the Baseball stadium peering at hand held devices to play Plants vs. Zombies. The original intent was to plan for their stadium but ended up playing Plants vs. Zombies instead. They say Plants vs. Zombies helps them with their football playing.<text:line-break/>"Plants vs. Zombies is very stimulating," says Adrian Peterson, "I want to be the Peashoote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2-09T15:09:50.35</meta:creation-date>
    <meta:document-statistic meta:table-count="0" meta:image-count="0" meta:object-count="0" meta:page-count="1" meta:paragraph-count="3" meta:word-count="71" meta:character-count="430"/>
    <dc:date>2013-02-09T15:12:08.71</dc:date>
    <dc:creator>Isadora White</dc:creator>
    <meta:editing-duration>PT2M18S</meta:editing-duration>
    <meta:editing-cycles>1</meta:editing-cycles>
    <meta:generator>OpenOffice.org/3.3$Win32 OpenOffice.org_project/330m20$Build-9567</meta:generator>
  </office:meta>
</office:document-meta>
</file>